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tyle="italic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P4" style:family="paragraph" style:parent-style-name="Heading_20_2">
      <style:text-properties fo:font-weight="bold"/>
    </style:style>
    <style:style style:name="P5" style:family="paragraph" style:parent-style-name="Heading_20_2">
      <style:text-properties fo:font-weight="bold" officeooo:rsid="00120b50" officeooo:paragraph-rsid="00120b5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/>
      <text:h text:style-name="P5" text:outline-level="2">RECETA TORTA DE VAINILLA</text:h>
      <text:h text:style-name="P4" text:outline-level="2">Ingredientes:</text:h>
      <text:p text:style-name="P1">(Para 8 porciones)</text:p>
      <text:list xml:id="list1885158134" text:style-name="L1">
        <text:list-item>
          <text:p text:style-name="P3">1 1/2 tazas de harina cernida</text:p>
        </text:list-item>
        <text:list-item>
          <text:p text:style-name="P3">1 1/2 cucharadita de polvo de hornear</text:p>
        </text:list-item>
        <text:list-item>
          <text:p text:style-name="P3">1/4 de cucharadita de sal</text:p>
        </text:list-item>
        <text:list-item>
          <text:p text:style-name="P3">1/2 taza de mantequilla sin sal, ablandada</text:p>
        </text:list-item>
        <text:list-item>
          <text:p text:style-name="P3">1 taza de azúcar</text:p>
        </text:list-item>
        <text:list-item>
          <text:p text:style-name="P3">2 huevos grandes a temperatura ambiente</text:p>
        </text:list-item>
        <text:list-item>
          <text:p text:style-name="P3">1/2 cucharadita de extracto de vainilla</text:p>
        </text:list-item>
        <text:list-item>
          <text:p text:style-name="P2">1/2 taza de leche entera</text:p>
        </text:list-item>
      </text:list>
      <text:p text:style-name="Standard"/>
      <text:p text:style-name="Text_20_body">Rocía un molde para torta con mantequilla y espolvorea con harina.</text:p>
      <text:p text:style-name="Text_20_body">Tamiza la harina, el polvo de hornear y la sal en un recipiente grande. Agrega la mantequilla de a poco y bate utilizando una batidora eléctrica a baja velocidad, hasta que la mezcla se asemeje a arena gruesa. Agrega el azúcar de a una cucharada a la vez, hasta que la mezcla se parezca a la arena húmeda.</text:p>
      <text:p text:style-name="Text_20_body">Añade los huevos, de a uno a la vez, mientras bates. Agrega la vainilla y la leche y bate a velocidad media, hasta que esté todo bien mezclado (ten cuidado de no batir de más).</text:p>
      <text:p text:style-name="Text_20_body">Coloca la masa en el molde preparado. Hornea por unos 30-35 minutos o hasta que al insertar un palillo este salga seco.</text:p>
      <text:p text:style-name="Text_20_body">Saca del horno y deja enfriar durante unos 5 minuto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12:05:21.748016109</meta:creation-date>
    <meta:generator>LibreOffice/6.0.7.3$Linux_X86_64 LibreOffice_project/00m0$Build-3</meta:generator>
    <dc:date>2020-02-01T22:36:04.621500670</dc:date>
    <meta:editing-duration>PT46S</meta:editing-duration>
    <meta:editing-cycles>2</meta:editing-cycles>
    <meta:document-statistic meta:table-count="0" meta:image-count="0" meta:object-count="0" meta:page-count="1" meta:paragraph-count="16" meta:word-count="198" meta:character-count="1033" meta:non-whitespace-character-count="859"/>
  </office:meta>
</office:document-meta>
</file>